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Heading_20_3">
      <style:paragraph-properties fo:padding="0.049cm" fo:border="0.06pt solid #e3e3e3"/>
    </style:style>
    <style:style style:name="P3" style:family="paragraph" style:parent-style-name="Standard">
      <style:text-properties officeooo:rsid="0006842e" officeooo:paragraph-rsid="0006842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P5" style:family="paragraph" style:parent-style-name="Text_20_body">
      <style:text-properties officeooo:rsid="0006842e" officeooo:paragraph-rsid="0006842e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7" style:family="paragraph" style:parent-style-name="Text_20_body" style:list-style-name="L1">
      <style:paragraph-properties fo:padding="0.049cm" fo:border="0.06pt solid #e3e3e3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9" style:family="paragraph" style:parent-style-name="Text_20_body" style:list-style-name="L2">
      <style:paragraph-properties fo:padding="0.049cm" fo:border="0.06pt solid #e3e3e3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11" style:family="paragraph" style:parent-style-name="Text_20_body" style:list-style-name="L3">
      <style:paragraph-properties fo:padding="0.049cm" fo:border="0.06pt solid #e3e3e3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13" style:family="paragraph" style:parent-style-name="Text_20_body" style:list-style-name="L4">
      <style:paragraph-properties fo:padding="0.049cm" fo:border="0.06pt solid #e3e3e3"/>
    </style:style>
    <style:style style:name="P14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15" style:family="paragraph" style:parent-style-name="Text_20_body" style:list-style-name="L5">
      <style:paragraph-properties fo:padding="0.049cm" fo:border="0.06pt solid #e3e3e3"/>
    </style:style>
    <style:style style:name="P16" style:family="paragraph" style:parent-style-name="Text_20_body" style:list-style-name="L6">
      <style:paragraph-properties fo:margin-top="0cm" fo:margin-bottom="0cm" style:contextual-spacing="false" fo:padding="0.049cm" fo:border="0.06pt solid #e3e3e3"/>
    </style:style>
    <style:style style:name="P17" style:family="paragraph" style:parent-style-name="Text_20_body" style:list-style-name="L6">
      <style:paragraph-properties fo:padding="0.049cm" fo:border="0.06pt solid #e3e3e3"/>
    </style:style>
    <style:style style:name="P18" style:family="paragraph" style:parent-style-name="Text_20_body" style:list-style-name="L7">
      <style:paragraph-properties fo:margin-top="0cm" fo:margin-bottom="0cm" style:contextual-spacing="false" fo:padding="0.049cm" fo:border="0.06pt solid #e3e3e3"/>
    </style:style>
    <style:style style:name="P19" style:family="paragraph" style:parent-style-name="Text_20_body" style:list-style-name="L7">
      <style:paragraph-properties fo:padding="0.049cm" fo:border="0.06pt solid #e3e3e3"/>
    </style:style>
    <style:style style:name="P20" style:family="paragraph" style:parent-style-name="Text_20_body" style:list-style-name="L8">
      <style:paragraph-properties fo:margin-top="0cm" fo:margin-bottom="0cm" style:contextual-spacing="false" fo:padding="0.049cm" fo:border="0.06pt solid #e3e3e3"/>
    </style:style>
    <style:style style:name="P21" style:family="paragraph" style:parent-style-name="Text_20_body" style:list-style-name="L8">
      <style:paragraph-properties fo:padding="0.049cm" fo:border="0.06pt solid #e3e3e3"/>
    </style:style>
    <style:style style:name="P22" style:family="paragraph" style:parent-style-name="Text_20_body" style:list-style-name="L9">
      <style:paragraph-properties fo:margin-top="0cm" fo:margin-bottom="0cm" style:contextual-spacing="false" fo:padding="0.049cm" fo:border="0.06pt solid #e3e3e3"/>
    </style:style>
    <style:style style:name="P23" style:family="paragraph" style:parent-style-name="Text_20_body" style:list-style-name="L9">
      <style:paragraph-properties fo:padding="0.049cm" fo:border="0.06pt solid #e3e3e3"/>
    </style:style>
    <style:style style:name="P24" style:family="paragraph" style:parent-style-name="Text_20_body" style:list-style-name="L10">
      <style:paragraph-properties fo:padding="0.049cm" fo:border="0.06pt solid #e3e3e3"/>
    </style:style>
    <style:style style:name="P25" style:family="paragraph" style:parent-style-name="Text_20_body" style:list-style-name="L11">
      <style:paragraph-properties fo:margin-top="0cm" fo:margin-bottom="0cm" style:contextual-spacing="false" fo:padding="0.049cm" fo:border="0.06pt solid #e3e3e3"/>
    </style:style>
    <style:style style:name="P26" style:family="paragraph" style:parent-style-name="Text_20_body" style:list-style-name="L11">
      <style:paragraph-properties fo:padding="0.049cm" fo:border="0.06pt solid #e3e3e3"/>
    </style:style>
    <style:style style:name="P27" style:family="paragraph" style:parent-style-name="Text_20_body" style:list-style-name="L12">
      <style:paragraph-properties fo:margin-top="0cm" fo:margin-bottom="0cm" style:contextual-spacing="false" fo:padding="0.049cm" fo:border="0.06pt solid #e3e3e3"/>
    </style:style>
    <style:style style:name="P28" style:family="paragraph" style:parent-style-name="Text_20_body" style:list-style-name="L12">
      <style:paragraph-properties fo:padding="0.049cm" fo:border="0.06pt solid #e3e3e3"/>
    </style:style>
    <style:style style:name="P29" style:family="paragraph" style:parent-style-name="Text_20_body" style:list-style-name="L13">
      <style:paragraph-properties fo:margin-top="0cm" fo:margin-bottom="0cm" style:contextual-spacing="false" fo:padding="0.049cm" fo:border="0.06pt solid #e3e3e3"/>
    </style:style>
    <style:style style:name="P30" style:family="paragraph" style:parent-style-name="Text_20_body" style:list-style-name="L13">
      <style:paragraph-properties fo:padding="0.049cm" fo:border="0.06pt solid #e3e3e3"/>
    </style:style>
    <style:style style:name="T1" style:family="text">
      <style:text-properties officeooo:rsid="0006842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tensiones</text:h>
      <text:p text:style-name="P3">Wuke Zhang</text:p>
      <text:p text:style-name="P3"/>
      <text:p text:style-name="P5"/>
      <text:p text:style-name="P5"><text:s/>Archivos de audio:</text:p>
      <text:p text:style-name="P5">- aac</text:p>
      <text:p text:style-name="P5">- m4a</text:p>
      <text:p text:style-name="P5">- mid, midi</text:p>
      <text:p text:style-name="P5">- mp3</text:p>
      <text:p text:style-name="P5">- wav</text:p>
      <text:p text:style-name="P5">- wma</text:p>
      <text:p text:style-name="P5"/>
      <text:p text:style-name="P5"><text:s/>Archivos de imagen:</text:p>
      <text:p text:style-name="P5">- bmp</text:p>
      <text:p text:style-name="P5">- gif</text:p>
      <text:p text:style-name="P5">- jpg, jpeg</text:p>
      <text:p text:style-name="P5">- png</text:p>
      <text:p text:style-name="P5">- tif, tiff</text:p>
      <text:p text:style-name="P5">- psd</text:p>
      <text:p text:style-name="P5"/>
      <text:p text:style-name="P5"><text:s/>Archivos de video:</text:p>
      <text:p text:style-name="P5">- avi</text:p>
      <text:p text:style-name="P5">- flv</text:p>
      <text:p text:style-name="P5">- mov</text:p>
      <text:p text:style-name="P5">- mp4</text:p>
      <text:p text:style-name="P5">- mpeg</text:p>
      <text:p text:style-name="P5">- mpg</text:p>
      <text:p text:style-name="P5">- swf</text:p>
      <text:p text:style-name="P5">- vob</text:p>
      <text:p text:style-name="P5">- wmv</text:p>
      <text:p text:style-name="P5"><text:soft-page-break/></text:p>
      <text:p text:style-name="P5"><text:s/>Archivos comprimidos:</text:p>
      <text:p text:style-name="P5">- bin</text:p>
      <text:p text:style-name="P5">- cab</text:p>
      <text:p text:style-name="P5">- iso</text:p>
      <text:p text:style-name="P5">- jar</text:p>
      <text:p text:style-name="P5">- rar</text:p>
      <text:p text:style-name="P5">- zip</text:p>
      <text:p text:style-name="P5"/>
      <text:p text:style-name="P5"><text:s/>Archivos de bases de datos:</text:p>
      <text:p text:style-name="P5">- accdb</text:p>
      <text:p text:style-name="P5">- accde</text:p>
      <text:p text:style-name="P5">- accdr</text:p>
      <text:p text:style-name="P5">- accdt</text:p>
      <text:p text:style-name="P5">- mdb</text:p>
      <text:p text:style-name="P5"/>
      <text:p text:style-name="P5"><text:s/>Archivos de texto y documentos:</text:p>
      <text:p text:style-name="P5">- aspx</text:p>
      <text:p text:style-name="P5">- csv</text:p>
      <text:p text:style-name="P5">- dif</text:p>
      <text:p text:style-name="P5">- doc</text:p>
      <text:p text:style-name="P5">- docm</text:p>
      <text:p text:style-name="P5">- docx</text:p>
      <text:p text:style-name="P5">- eml</text:p>
      <text:p text:style-name="P5">- eps</text:p>
      <text:p text:style-name="P5">- html, htm</text:p>
      <text:p text:style-name="P5">- ini</text:p>
      <text:p text:style-name="P5">- pdf</text:p>
      <text:p text:style-name="P5">- rtf</text:p>
      <text:p text:style-name="P5">- txt</text:p>
      <text:p text:style-name="P5">- xps</text:p>
      <text:p text:style-name="P5"/>
      <text:p text:style-name="P5"><text:soft-page-break/><text:s/>Archivos de presentaciones:</text:p>
      <text:p text:style-name="P5">- pot</text:p>
      <text:p text:style-name="P5">- potm</text:p>
      <text:p text:style-name="P5">- potx</text:p>
      <text:p text:style-name="P5">- ppam</text:p>
      <text:p text:style-name="P5">- pps</text:p>
      <text:p text:style-name="P5">- ppsm</text:p>
      <text:p text:style-name="P5">- ppsx</text:p>
      <text:p text:style-name="P5">- ppt</text:p>
      <text:p text:style-name="P5">- pptm</text:p>
      <text:p text:style-name="P5">- pptx</text:p>
      <text:p text:style-name="P5">- sldm</text:p>
      <text:p text:style-name="P5">- sldx</text:p>
      <text:p text:style-name="P5">- vsd</text:p>
      <text:p text:style-name="P5">- vsdm</text:p>
      <text:p text:style-name="P5">- vsdx</text:p>
      <text:p text:style-name="P5">- vss</text:p>
      <text:p text:style-name="P5">- vssm</text:p>
      <text:p text:style-name="P5">- vst</text:p>
      <text:p text:style-name="P5">- vstm</text:p>
      <text:p text:style-name="P5">- vstx</text:p>
      <text:p text:style-name="P5"/>
      <text:p text:style-name="P5"><text:s/>Archivos de hojas de cálculo:</text:p>
      <text:p text:style-name="P5">- wbk</text:p>
      <text:p text:style-name="P5">- wks</text:p>
      <text:p text:style-name="P5">- xls</text:p>
      <text:p text:style-name="P5">- xlsm</text:p>
      <text:p text:style-name="P5">- xlsx</text:p>
      <text:p text:style-name="P5">- xlt</text:p>
      <text:p text:style-name="P5">- xltm</text:p>
      <text:p text:style-name="P5">- xltx</text:p>
      <text:p text:style-name="P5">- xla</text:p>
      <text:p text:style-name="P5"><text:soft-page-break/>- xlam</text:p>
      <text:p text:style-name="P5">- xll</text:p>
      <text:p text:style-name="P5">- xlm</text:p>
      <text:p text:style-name="P5"/>
      <text:p text:style-name="P5"><text:s/>Archivos de programas y ejecutables:</text:p>
      <text:p text:style-name="P5">- bat</text:p>
      <text:p text:style-name="P5">- dll</text:p>
      <text:p text:style-name="P5">- exe</text:p>
      <text:p text:style-name="P5">- sys</text:p>
      <text:p text:style-name="P5"/>
      <text:p text:style-name="P5"><text:s/>Archivos de correo electrónico:</text:p>
      <text:p text:style-name="P5">- eml</text:p>
      <text:p text:style-name="P5"/>
      <text:p text:style-name="P5"><text:s/>Archivos de medios de Windows:</text:p>
      <text:p text:style-name="P5">- cda</text:p>
      <text:p text:style-name="P5">- wmd</text:p>
      <text:p text:style-name="P5">- wmz, wms</text:p>
      <text:p text:style-name="P5"/>
      <text:p text:style-name="P5"><text:s/>Archivos de Windows Media:</text:p>
      <text:p text:style-name="P5">- wmd</text:p>
      <text:p text:style-name="P5">- wmz, wms</text:p>
      <text:p text:style-name="P5"/>
      <text:p text:style-name="P5"><text:s/>Otros archivos:</text:p>
      <text:p text:style-name="P5">- dif</text:p>
      <text:p text:style-name="P5">- jar</text:p>
      <text:p text:style-name="P5">- tm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08:59:35.417000000</meta:creation-date>
    <dc:date>2024-02-29T10:32:18.298000000</dc:date>
    <meta:editing-duration>PT1H32M43S</meta:editing-duration>
    <meta:editing-cycles>1</meta:editing-cycles>
    <meta:document-statistic meta:table-count="0" meta:image-count="0" meta:object-count="0" meta:page-count="4" meta:paragraph-count="106" meta:word-count="240" meta:character-count="882" meta:non-whitespace-character-count="735"/>
    <meta:generator>LibreOffice/7.5.0.3$Windows_X86_64 LibreOffice_project/c21113d003cd3efa8c53188764377a8272d9d6de</meta:generator>
  </office:meta>
</office:document-meta>
</file>